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6406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4.021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Metoda</text:p>
          </table:table-cell>
          <table:table-cell office:value-type="string" table:style-name="ce1">
            <text:p>AIC</text:p>
          </table:table-cell>
          <table:table-cell office:value-type="string" table:style-name="ce1">
            <text:p>Wartość Dewiancj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gresja Poissona</text:p>
          </table:table-cell>
          <table:table-cell office:value-type="float" office:value="7637.3" table:style-name="ce1">
            <text:p>7637,3</text:p>
          </table:table-cell>
          <table:table-cell office:value-type="float" office:value="4934.8999999999996" table:style-name="ce1">
            <text:p>4934,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gresja Logistyczna</text:p>
          </table:table-cell>
          <table:table-cell office:value-type="float" office:value="6545.4" table:style-name="ce1">
            <text:p>6545,4</text:p>
          </table:table-cell>
          <table:table-cell office:value-type="float" office:value="8120.9" table:style-name="ce1">
            <text:p>8120,9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Sławomir Lisowski</meta:initial-creator>
    <dc:creator>Sławomir Lisowski</dc:creator>
    <meta:creation-date>2020-01-09T22:39:04Z</meta:creation-date>
    <dc:date>2020-01-10T00:49:47Z</dc:date>
  </office:meta>
</office:document-meta>
</file>